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37"/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ngle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mi_column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mi_index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oo</text:p>
          </table:table-cell>
          <table:table-cell office:value-type="string" table:style-name="ce6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6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r</text:p>
          </table:table-cell>
          <table:table-cell office:value-type="string" table:style-name="ce6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6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mi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ame_with_i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mi_index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lvl1</text:p>
          </table:table-cell>
          <table:table-cell office:value-type="string" table:style-name="ce2">
            <text:p>ilvl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_name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table:number-columns-repeated="4" table:style-name="ce6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multiple_blanks" table:style-name="ta2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10">
            <text:p>c1</text:p>
          </table:table-cell>
          <table:table-cell office:value-type="string" table:number-columns-spanned="2" table:number-rows-spanned="1" table:style-name="ce11">
            <text:p>foo</text:p>
          </table:table-cell>
          <table:covered-table-cell/>
          <table:table-cell office:value-type="string" table:number-columns-spanned="2" table:number-rows-spanned="1" table:style-name="ce11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c2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12">
            <text:p>ilvl1</text:p>
          </table:table-cell>
          <table:table-cell office:value-type="string" table:style-name="ce12">
            <text:p>ilvl2</text:p>
          </table:table-cell>
          <table:table-cell table:number-columns-repeated="4" table:style-name="ce13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">
            <text:p>foo</text:p>
          </table:table-cell>
          <table:table-cell table:style-name="ce10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1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table:style-name="ce10"/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1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">
            <text:p>bar</text:p>
          </table:table-cell>
          <table:table-cell table:style-name="ce10"/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1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table:style-name="ce10"/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1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blank_after_mi_name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8">
            <text:p>c1</text:p>
          </table:table-cell>
          <table:table-cell office:value-type="string" table:style-name="ce8">
            <text:p>foo</text:p>
          </table:table-cell>
          <table:table-cell table:style-name="ce8"/>
          <table:table-cell office:value-type="string" table:style-name="ce8">
            <text:p>bar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c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vl1</text:p>
          </table:table-cell>
          <table:table-cell office:value-type="string" table:style-name="ce8">
            <text:p>ilvl2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string" table:style-name="ce8">
            <text:p>foo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ar</text:p>
          </table:table-cell>
          <table:table-cell office:value-type="string" table:style-name="ce8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skiprows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table:number-columns-repeated="4" table:style-name="ce6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index_col_none" table:style-name="ta3">
        <table:table-column table:style-name="co1" table:number-columns-repeated="16384" table:default-cell-style-name="ce1"/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key</text:p>
          </table:table-cell>
          <table:table-cell office:value-type="string" table:style-name="ce7">
            <text:p>val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val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meta:initial-creator/>
    <dc:creator>Microsoft Office User</dc:creator>
    <meta:creation-date>2015-08-31T19:36:05Z</meta:creation-date>
    <dc:date>2021-01-01T05:07:03Z</dc:date>
    <meta:user-defined meta:name="WorkbookGuid">6bf2f3d5-1d4e-4a02-aab1-c1e84906bc6a</meta:user-defined>
  </office:meta>
</office:document-meta>
</file>